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  <style:text-properties style:font-name="Courier New" fo:font-size="12pt" fo:language="zxx" fo:country="none" style:font-size-asian="12pt" style:font-size-complex="12pt"/>
    </style:style>
    <style:style style:name="P2" style:family="paragraph" style:parent-style-name="Standard">
      <style:paragraph-properties style:text-autospace="none"/>
      <style:text-properties style:font-name="Courier New" fo:font-size="12pt" fo:language="zxx" fo:country="none" fo:font-style="italic" style:font-size-asian="12pt" style:font-style-asian="italic" style:font-size-complex="12pt" style:font-style-complex="italic"/>
    </style:style>
    <style:style style:name="P3" style:family="paragraph" style:parent-style-name="Standard">
      <style:paragraph-properties style:text-autospace="none"/>
      <style:text-properties style:font-name="Courier New" fo:font-size="12pt" fo:language="zxx" fo:country="none" fo:font-style="italic" fo:background-color="#ff00ff" style:font-size-asian="12pt" style:font-style-asian="italic" style:font-size-complex="12pt" style:font-style-complex="italic"/>
    </style:style>
    <style:style style:name="P4" style:family="paragraph" style:parent-style-name="Standard">
      <style:paragraph-properties style:text-autospace="none"/>
      <style:text-properties style:font-name="Courier New" fo:font-size="12pt" fo:language="zxx" fo:country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text-autospace="none"/>
      <style:text-properties style:font-name="Courier New" fo:font-size="12pt" fo:language="zxx" fo:country="none" fo:font-weight="bold" fo:background-color="#ffff00" style:font-size-asian="12pt" style:font-weight-asian="bold" style:font-size-complex="12pt" style:font-weight-complex="bold"/>
    </style:style>
    <style:style style:name="P6" style:family="paragraph" style:parent-style-name="Standard">
      <style:paragraph-properties style:text-autospace="none"/>
      <style:text-properties fo:color="#000000" style:text-outline="false" style:text-line-through-style="none" style:font-name="Courier New" fo:font-size="12pt" fo:letter-spacing="normal" fo:language="zxx" fo:country="none" fo:font-style="normal" fo:text-shadow="none" style:text-underline-style="none" fo:font-weight="normal" style:letter-kerning="false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break-before="page" style:text-autospace="none"/>
      <style:text-properties style:font-name="Courier New" fo:font-size="12pt" fo:language="zxx" fo:country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style:text-autospace="none"/>
      <style:text-properties style:font-name="Courier New" fo:font-size="12pt" fo:language="zxx" fo:country="none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 style:list-style-name="">
      <style:paragraph-properties style:text-autospace="none"/>
      <style:text-properties style:font-name="Courier New" fo:font-size="12pt" fo:language="none" fo:country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break-before="page" style:text-autospace="none"/>
      <style:text-properties style:font-name="Courier New" fo:font-size="12pt" fo:language="none" fo:country="none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background-color="#ffff00"/>
    </style:style>
    <style:style style:name="T2" style:family="text">
      <style:text-properties fo:background-color="#00ff00"/>
    </style:style>
    <style:style style:name="T3" style:family="text">
      <style:text-properties fo:background-color="#00ffff"/>
    </style:style>
    <style:style style:name="T4" style:family="text">
      <style:text-properties fo:background-color="#ff00ff"/>
    </style:style>
    <style:style style:name="T5" style:family="text">
      <style:text-properties fo:background-color="#cccccc"/>
    </style:style>
    <style:style style:name="T6" style:family="text">
      <style:text-properties fo:background-color="transparent"/>
    </style:style>
    <style:style style:name="T7" style:family="text">
      <style:text-properties fo:background-color="#ffcc99"/>
    </style:style>
    <style:style style:name="T8" style:family="text">
      <style:text-properties fo:background-color="#ffd32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background-color="#ffd320"/>
    </style:style>
    <style:style style:name="T11" style:family="text">
      <style:text-properties style:text-underline-style="solid" style:text-underline-width="auto" style:text-underline-color="font-color" fo:background-color="#ffcc9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he first thing written (to the buffer) are these 4 bytes:</text:p>
      <text:p text:style-name="P2"><text:s text:c="3"/>{ <text:span text:style-name="T2">0x00, 0x5c, 0x00, 0x05,</text:span> };</text:p>
      <text:p text:style-name="P1"/>
      <text:p text:style-name="P4"><text:span text:style-name="T2">00 5C 00 05</text:span> </text:p>
      <text:p text:style-name="P1"/>
      <text:p text:style-name="P2">The next 8 bytes written to the buffer are:</text:p>
      <text:p text:style-name="P2"><text:s text:c="3"/>{ 0x00,0x05,0x00,0x00, 0x00,0x00,0x08,0x00, };</text:p>
      <text:p text:style-name="P2"><text:s text:c="3"/>The next 4 bytes is the address location of where the cabinet should be placed, msb first.</text:p>
      <text:p text:style-name="P2"><text:s text:c="3"/>The <text:span text:style-name="T1">0x00,0x05</text:span> doesn't change. <text:s/>All the 10 cabs fit into one 64k block.</text:p>
      <text:p text:style-name="P2"><text:s text:c="3"/>Since each cab takes 2048 bytes, the next two bytes will be:</text:p>
      <text:p text:style-name="P2"><text:s text:c="6"/><text:span text:style-name="T3">msb of (2048*cab index), lsb of (2048*cab index)</text:span></text:p>
      <text:p text:style-name="P3">The next 4 bytes is the size of the cabinet, msb first.</text:p>
      <text:p text:style-name="P1"/>
      <text:p text:style-name="P4"><text:span text:style-name="T1">00 05</text:span> <text:span text:style-name="T3">00 00</text:span> <text:span text:style-name="T4">00 00 08 00</text:span> </text:p>
      <text:p text:style-name="P1"/>
      <text:p text:style-name="P1"><text:s text:c="3"/><text:span text:style-name="T5">The next 4 bytes is the number of coefs (128 or 208 only), again msb first.</text:span></text:p>
      <text:p text:style-name="P1"/>
      <text:p text:style-name="P4"><text:span text:style-name="T5">00 00 00 80</text:span> </text:p>
      <text:p text:style-name="P1"/>
      <text:p text:style-name="P1"><text:s text:c="3"/>The data for the coefs is next, again msb first.</text:p>
      <text:p text:style-name="P1"/>
      <text:p text:style-name="P8"/>
      <text:p text:style-name="P10">00 00 00 8A 02 20 A9 F0 06 00 44 18 08 85 08 00 </text:p>
      <text:p text:style-name="P9">08 86 FF C0 06 A8 ED D0 03 81 23 A4 FF 83 95 43 </text:p>
      <text:p text:style-name="P9">FC 31 AA 2C FB 10 08 68 FB EC 0C A8 FD 19 9B 9C </text:p>
      <text:p text:style-name="P9">FE 5A 0F FC FF E9 8E 37 01 2B C9 14 01 8E 0A 7E </text:p>
      <text:p text:style-name="P9">01 84 D5 7A 01 59 1E 30 01 08 3C 52 00 93 A8 08 </text:p>
      <text:p text:style-name="P9">00 0C 6A 89 FF B0 25 AB FF B1 7C 18 00 1B 65 1B </text:p>
      <text:p text:style-name="P9">00 95 D4 8D 00 B6 93 27 00 AF E5 20 00 BB 15 02 </text:p>
      <text:p text:style-name="P9">00 4D 1C 95 FF 88 E1 FE FF 37 18 A3 FF 67 B7 54 </text:p>
      <text:p text:style-name="P9">FF 44 14 E6 FF 01 14 2E FF 4A 4C D5 FF DA B3 8E </text:p>
      <text:p text:style-name="P9">00 43 30 79 00 71 D4 15 00 8A D9 9D 00 81 45 CB </text:p>
      <text:p text:style-name="P9">00 47 24 D0 FF FD C0 20 FF D5 7E 2D FF C8 44 22 </text:p>
      <text:p text:style-name="P9">FF B2 DA 71 FF C7 B4 CC FF EE 0C B4 00 10 4E E4 </text:p>
      <text:p text:style-name="P9">00 32 41 10 00 28 79 B3 FF BA 72 21 FF 3A E8 5F </text:p>
      <text:p text:style-name="P9">FF 1D D2 97 FF 4C C5 5F FF B5 0D B2 00 50 72 5E </text:p>
      <text:p text:style-name="P9">00 DA 4D EB 01 07 29 B4 00 E7 11 3C 00 A5 0A A8 </text:p>
      <text:p text:style-name="P9">00 2F 6B 0C FF 8F 46 09 FF 15 32 51 FE CF 65 30 </text:p>
      <text:p text:style-name="P9">FE C3 08 78 FE F6 7B 5A FF 4E E3 A8 FF 9B 1A 81 </text:p>
      <text:p text:style-name="P9">FF EE F3 6C 00 1C 92 82 00 04 88 CC FF E2 82 5C </text:p>
      <text:p text:style-name="P9">FF AD 53 4C FF 71 6C BD FF 79 D1 0E FF C5 08 28 </text:p>
      <text:p text:style-name="P9">00 1F 26 E2 00 5E 0F C7 00 57 E0 54 00 15 07 2A </text:p>
      <text:p text:style-name="P9">FF C3 7C 4B FF 83 84 DB FF 67 E8 D6 FF 79 DC 58 </text:p>
      <text:p text:style-name="P9">FF B2 93 0E 00 05 AF AD 00 2B 59 76 00 2B 57 26 </text:p>
      <text:p text:style-name="P9">00 0B EF D1 FF AE 9E 39 FF 20 B7 E4 FE AB E6 98 </text:p>
      <text:p text:style-name="P9">FE 6C 3A C0 FE 68 EE EC FE A3 70 1E FF 18 E0 BE </text:p>
      <text:p text:style-name="P9">FF 8F 60 20 FF D0 A4 62 FF F2 B3 DE FF FD 45 20 </text:p>
      <text:p text:style-name="P9">00 06 8F 85 00 05 94 78 00 03 B5 B7 00 0B E7 1F </text:p>
      <text:p text:style-name="P9">00 12 35 01 00 0A DA 89 FF FE FB 6A FF F2 87 33 </text:p>
      <text:p text:style-name="P9">FF F7 4A 33 00 0F 4E 16 00 18 7E 9C 00 04 A5 9E </text:p>
      <text:p text:style-name="P9">FF E6 69 96 FF AE 48 F3 FF 54 48 3B FE FA BF A2 </text:p>
      <text:p text:style-name="P9">FE BC 99 D6 FE B7 A9 52 FE EB 24 D4 FF 47 99 AB </text:p>
      <text:p text:style-name="P9">FF CC 2F EC 00 54 26 AF 00 A4 DE F8 00 B2 A9 AE </text:p>
      <text:p text:style-name="P9">00 88 E2 AC 00 40 18 54 FF E9 65 E5 FF AC 03 41 </text:p>
      <text:p text:style-name="P9"><text:span text:style-name="T10">FF</text:span><text:span text:style-name="T9"> </text:span><text:span text:style-name="T11">85 99 64 FF</text:span><text:span text:style-name="T7"> 6C 4E 03</text:span> <text:span text:style-name="T8">FF 5F F1 14 FF 5E C3</text:span><text:span text:style-name="T6"> </text:span><text:span text:style-name="T7">1D</text:span> </text:p>
      <text:p text:style-name="P9"><text:span text:style-name="T7">FF 74 54 C7 FF 98</text:span> <text:span text:style-name="T8">12 FB FF B9 D5 BF FF</text:span> <text:span text:style-name="T7">DB 13 A1</text:span> </text:p>
      <text:p text:style-name="P9"><text:span text:style-name="T7">FF F4 65 87</text:span> <text:span text:style-name="T8">00 07 1D 74 00 1A 2F</text:span><text:span text:style-name="T6"> </text:span><text:span text:style-name="T7">02</text:span>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<text:soft-page-break/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<text:soft-page-break/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FF FF FF FF FF FF FF FF FF </text:p>
      <text:p text:style-name="P9">FF FF FF FF FF FF FF 41 57 45 53 4F 4D 45 31 20 </text:p>
      <text:p text:style-name="P9">20 20 20 20 20 20 20 20 20 20 20 20 20 00 00 00 </text:p>
      <text:p text:style-name="P9">CD CD CD CD CD CD CD CD CD CD CD CD CD CD CD CD </text:p>
      <text:p text:style-name="P9">CD CD CD C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é Abelardo Gutiérrez Saturno</meta:initial-creator>
    <meta:creation-date>2011-01-31T10:08:08.51</meta:creation-date>
    <dc:date>2011-01-31T22:03:32.18</dc:date>
    <dc:creator>José Abelardo Gutiérrez Saturno</dc:creator>
    <meta:editing-duration>PT03H29M16S</meta:editing-duration>
    <meta:editing-cycles>6</meta:editing-cycles>
    <meta:generator>OpenOffice.org/3.2$Win32 OpenOffice.org_project/320m18$Build-9502</meta:generator>
    <meta:document-statistic meta:table-count="0" meta:image-count="0" meta:object-count="0" meta:page-count="4" meta:paragraph-count="144" meta:word-count="2202" meta:character-count="6899"/>
  </office:meta>
</office:document-meta>
</file>